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4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4.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textarea-horizontal-align="justify" draw:textarea-vertical-align="middle" draw:auto-grow-height="false" fo:min-height="8.95cm" fo:min-width="13.7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3.35cm" fo:min-width="13.7cm"/>
    </style:style>
    <style:style style:name="gr9" style:family="graphic" style:parent-style-name="standard">
      <style:graphic-properties draw:textarea-horizontal-align="justify" draw:textarea-vertical-align="middle" draw:auto-grow-height="false" fo:min-height="14.249cm" fo:min-width="13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3.3cm" svg:height="4.7cm" svg:x="4.2cm" svg:y="4.9cm">
          <text:p text:style-name="P1">Interface </text:p>
          <text:p text:style-name="P1">de </text:p>
          <text:p text:style-name="P1">Ventilador</text:p>
          <text:p text:style-name="P1">(slave 2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cm" svg:height="4.7cm" svg:x="9.2cm" svg:y="4.9cm">
          <text:p text:style-name="P1">Interface </text:p>
          <text:p text:style-name="P1">de </text:p>
          <text:p text:style-name="P1">Lâmpada</text:p>
          <text:p text:style-name="P1">(slave 1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3.3cm" svg:x="14.4cm" svg:y="5.3cm">
          <text:p text:style-name="P1">Controle </text:p>
          <text:p text:style-name="P1">leitura/escrita</text:p>
          <text:p text:style-name="P1">(master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499cm" svg:x1="16.95cm" svg:y1="8.6cm" svg:x2="10.85cm" svg:y2="9.6cm" draw:start-shape="id1" draw:start-glue-point="2" draw:end-shape="id2" draw:end-glue-point="2" svg:d="M16950 8600v2000h-6100v-1000" svg:viewBox="0 0 6101 2001">
          <text:p/>
        </draw:connector>
        <draw:connector draw:style-name="gr3" draw:text-style-name="P1" draw:layer="layout" draw:line-skew="0.499cm" svg:x1="10.85cm" svg:y1="9.6cm" svg:x2="5.85cm" svg:y2="9.6cm" draw:start-shape="id2" draw:start-glue-point="2" draw:end-shape="id3" draw:end-glue-point="2" svg:d="M10850 9600v1000h-5000v-1000" svg:viewBox="0 0 5001 1001">
          <text:p/>
        </draw:connector>
        <draw:custom-shape draw:style-name="gr4" draw:text-style-name="P1" xml:id="id4" draw:id="id4" draw:layer="layout" svg:width="3.6cm" svg:height="1cm" svg:x="1.6cm" svg:y="10.1cm">
          <text:p text:style-name="P1">Terminad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2cm" svg:y1="10.6cm" svg:x2="5.85cm" svg:y2="9.6cm" draw:start-shape="id4" draw:start-glue-point="1" draw:end-shape="id3" draw:end-glue-point="2" svg:d="M5200 10600h650v-1000" svg:viewBox="0 0 651 1001">
          <text:p/>
        </draw:connector>
        <draw:frame draw:style-name="gr5" draw:text-style-name="P2" draw:layer="layout" svg:width="9.9cm" svg:height="1.4cm" svg:x="7.3cm" svg:y="2.8cm">
          <draw:text-box>
            <text:p>Esquema do sistema</text:p>
          </draw:text-box>
        </draw:frame>
        <draw:frame draw:style-name="gr5" draw:text-style-name="P2" draw:layer="layout" svg:width="5.45cm" svg:height="1.4cm" svg:x="7.975cm" svg:y="14.7cm">
          <draw:text-box>
            <text:p>Controle (master)</text:p>
          </draw:text-box>
        </draw:frame>
        <draw:custom-shape draw:style-name="gr6" draw:text-style-name="P1" draw:layer="layout" svg:width="14.2cm" svg:height="9.2cm" svg:x="3.6cm" svg:y="16.3cm">
          <text:p text:style-name="P1">Hardware:</text:p>
          <text:p text:style-name="P1"/>
          <text:p text:style-name="P3">* Linkit 7698 Duo</text:p>
          <text:p text:style-name="P3">* PCB </text:p>
          <text:p text:style-name="P3">* Conversor 3.3V para RS485 5V</text:p>
          <text:p text:style-name="P1"/>
          <text:p text:style-name="P1">Software:</text:p>
          <text:p text:style-name="P3"/>
          <text:p text:style-name="P3">* Programado em node</text:p>
          <text:p text:style-name="P3">* Envio serial de sets (on/off)</text:p>
          <text:p text:style-name="P3">* Envio de consulta de valores de sensores</text:p>
          <text:p text:style-name="P3">* Envio de setpoint para operação automática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7" draw:text-style-name="P2" draw:layer="layout" svg:width="6.025cm" svg:height="1.673cm" svg:x="7.6cm" svg:y="1.5cm">
          <draw:text-box>
            <text:p>Interface ventilador</text:p>
            <text:p>(slave2) </text:p>
          </draw:text-box>
        </draw:frame>
        <draw:custom-shape draw:style-name="gr8" draw:text-style-name="P1" draw:layer="layout" svg:width="14.2cm" svg:height="13.6cm" svg:x="3.5cm" svg:y="3.6cm">
          <text:p text:style-name="P1">Hardware:</text:p>
          <text:p text:style-name="P1"/>
          <text:p text:style-name="P3">* Node MCU</text:p>
          <text:p text:style-name="P3">* PCB </text:p>
          <text:p text:style-name="P3">* Sensor de temperatura LM35</text:p>
          <text:p text:style-name="P3">* Conversor 3.3V para RS485 5V</text:p>
          <text:p text:style-name="P3">* Módulo relé 5v / 127v</text:p>
          <text:p text:style-name="P3">* Tomadas Padrão 127 macho e fêmea.</text:p>
          <text:p text:style-name="P1"/>
          <text:p text:style-name="P1">Software:</text:p>
          <text:p text:style-name="P3"/>
          <text:p text:style-name="P3">* Programação em linguagem Arduino</text:p>
          <text:p text:style-name="P3">* Responde consultas de valor do sensor</text:p>
          <text:p text:style-name="P3">* Responde Set/Unset do relé.</text:p>
          <text:p text:style-name="P3">* Constante leitura de temperatura </text:p>
          <text:p text:style-name="P3">com filtro de médias</text:p>
          <text:p text:style-name="P3">* Aceita um setpoint e opera automaticamente </text:p>
          <text:p text:style-name="P3">com uma pequena histerese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7" draw:text-style-name="P2" draw:layer="layout" svg:width="6.025cm" svg:height="1.673cm" svg:x="7.6cm" svg:y="1.501cm">
          <draw:text-box>
            <text:p>Interface lâmpada</text:p>
            <text:p>(slave2) </text:p>
          </draw:text-box>
        </draw:frame>
        <draw:custom-shape draw:style-name="gr9" draw:text-style-name="P1" draw:layer="layout" svg:width="14.2cm" svg:height="14.499cm" svg:x="3.5cm" svg:y="3.701cm">
          <text:p text:style-name="P1">Hardware:</text:p>
          <text:p text:style-name="P1"/>
          <text:p text:style-name="P3">* Node MCU</text:p>
          <text:p text:style-name="P3">* PCB </text:p>
          <text:p text:style-name="P3">* Photoresistor</text:p>
          <text:p text:style-name="P3">* Conversor 3.3V para RS485 5V</text:p>
          <text:p text:style-name="P3">* Módulo relé 5v / 127v</text:p>
          <text:p text:style-name="P3">* Tomadas Padrão 127 macho e fêmea.</text:p>
          <text:p text:style-name="P3">* Bocal padrão para lâmpada.</text:p>
          <text:p text:style-name="P1"/>
          <text:p text:style-name="P1">Software:</text:p>
          <text:p text:style-name="P3"/>
          <text:p text:style-name="P3">* Programação em linguagem Arduino.</text:p>
          <text:p text:style-name="P3">* Constante leitura de luminosidade </text:p>
          <text:p text:style-name="P3">com filtro de médias.</text:p>
          <text:p text:style-name="P3">* Responde consultas de valor do sensor</text:p>
          <text:p text:style-name="P3">* Responde Set/Unset do relé.</text:p>
          <text:p text:style-name="P3">* Aceita um setpoint e opera automaticamente </text:p>
          <text:p text:style-name="P3">com uma pequena histerese.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58:19.891893859</meta:creation-date>
    <meta:generator>LibreOffice/5.1.6.2$Linux_X86_64 LibreOffice_project/10m0$Build-2</meta:generator>
    <dc:date>2017-10-05T12:02:08.145777337</dc:date>
    <meta:editing-duration>PT17M21S</meta:editing-duration>
    <meta:editing-cycles>3</meta:editing-cycles>
    <meta:document-statistic meta:object-count="14"/>
  </office:meta>
</office:document-meta>
</file>